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8"/>
    <style:style style:name="P86" style:family="paragraph" style:parent-style-name="Standard" style:list-style-name="L7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8</text:p>
      <text:list xml:id="list2663177436033436341" text:style-name="L78">
        <text:list-item>
          <text:p text:style-name="P85">adds modeling of off centerline observations to lightcurve calibration curve generation<text:line-break/></text:p>
        </text:list-item>
      </text:list>
      <text:p text:style-name="Standard">version 3.6.7</text:p>
      <text:list xml:id="list207253846835769159" text:style-name="L1">
        <text:list-item>
          <text:p text:style-name="P9">clarified the location of the Enable Manual Timestamp Entry checkbox in the pop-up message appears when there are no timestamps in the csv file.<text:line-break/></text:p>
        </text:list-item>
      </text:list>
      <text:p text:style-name="Standard">version 3.6.6</text:p>
      <text:list xml:id="list744052339318671357" text:style-name="L2">
        <text:list-item>
          <text:p text:style-name="P1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751606803344623140" text:style-name="L3">
        <text:list-item>
          <text:p text:style-name="P1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718247150983741495" text:style-name="L4">
        <text:list-item>
          <text:p text:style-name="P12">version 3.6.2 would open .xlsx Report file on Mac, but not Windows. This version attempts to fix that (Windows needs a different command to open a file).<text:line-break/></text:p>
        </text:list-item>
      </text:list>
      <text:p text:style-name="Standard">version 3.6.2</text:p>
      <text:list xml:id="list9008448353378396565" text:style-name="L5">
        <text:list-item>
          <text:p text:style-name="P1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9176148934937841641" text:style-name="L6">
        <text:list-item>
          <text:p text:style-name="P1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8308728781450363374" text:style-name="L7">
        <text:list-item>
          <text:p text:style-name="P1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5"><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451133101012096761" text:style-name="L8">
        <text:list-item>
          <text:p text:style-name="P16">fixed another bug in penumbral curve fit and removed diagnostic printouts.<text:line-break/></text:p>
        </text:list-item>
      </text:list>
      <text:p text:style-name="Standard">version 3.5.8</text:p>
      <text:list xml:id="list3654884105830150233" text:style-name="L9">
        <text:list-item>
          <text:p text:style-name="P17">fixed a number of bugs in the penumbral curve fit code<text:line-break/></text:p>
        </text:list-item>
      </text:list>
      <text:p text:style-name="Standard">version 3.5.7</text:p>
      <text:list xml:id="list2633354903603199312" text:style-name="L10">
        <text:list-item>
          <text:p text:style-name="P1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text:soft-page-break/>subtle/minor).<text:line-break/> </text:p>
        </text:list-item>
      </text:list>
      <text:p text:style-name="Standard">version 3.5.6</text:p>
      <text:list xml:id="list3528121280180355281" text:style-name="L11">
        <text:list-item>
          <text:p text:style-name="P1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45014317893109" text:style-name="L12">
        <text:list-item>
          <text:p text:style-name="P2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41309169906133799" text:style-name="L13">
        <text:list-item>
          <text:p text:style-name="P2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672268117704835440" text:style-name="L14">
        <text:list-item>
          <text:p text:style-name="P2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276580021429027727" text:style-name="L15">
        <text:list-item>
          <text:p text:style-name="P2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023999079681356768" text:style-name="L16">
        <text:list-item>
          <text:p text:style-name="P24">Added additional references to the North American Excel Spreadsheet report in the new section of the final report that bangs on about the start-of-exposure timing convention.<text:line-break/></text:p>
        </text:list-item>
      </text:list>
      <text:p text:style-name="Standard">version 3.5.0</text:p>
      <text:list xml:id="list7968124249109716414" text:style-name="L17">
        <text:list-item>
          <text:p text:style-name="P25">When PyMovie files are read, the aperture names are now being used in the <text:soft-page-break/>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5">NEW: when 'trims' have been placed, a 'write csv' process will honor those values and produce a 'trimmed' output file.<text:line-break/></text:p>
        </text:list-item>
        <text:list-item>
          <text:p text:style-name="P25">NEW: when a light curve has been 'normalized', the changed values are written to the data table where, once again, a 'write csv' process will capture the results.<text:line-break/></text:p>
        </text:list-item>
        <text:list-item>
          <text:p text:style-name="P25">Added additional reminders that the start-of-exposure timestamp/timing convention is employed.</text:p>
        </text:list-item>
      </text:list>
      <text:p text:style-name="Standard"/>
      <text:p text:style-name="Standard">version 3.4.9</text:p>
      <text:list xml:id="list8403144553774614119" text:style-name="L18">
        <text:list-item>
          <text:p text:style-name="P26">Added some explanatory language to the “Excel report” section regarding the proper interpretation of the 'false positive probability' number.<text:line-break/></text:p>
        </text:list-item>
      </text:list>
      <text:p text:style-name="Standard">version 3.4.8</text:p>
      <text:list xml:id="list4830218834600481540" text:style-name="L19">
        <text:list-item>
          <text:p text:style-name="P27">This version deals more realistically with high magDrop lightcurves by defining a 'limiting magDrop' as: <text:line-break/><text:line-break/><text:tab/>limMagDrop = 2.5 * log10( B / std(A) ) <text:line-break/><text:line-break/><text:tab/>std(A) is the noise level of A.</text:p>
          <text:p text:style-name="P2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12732556646129003" text:style-name="L20">
        <text:list-item>
          <text:p text:style-name="P28">Automatically loads the correct version of Adv2<text:line-break/><text:soft-page-break/></text:p>
        </text:list-item>
      </text:list>
      <text:p text:style-name="Standard">version 3.4.6</text:p>
      <text:list xml:id="list8510783986017479104" text:style-name="L21">
        <text:list-item>
          <text:p text:style-name="P29">Adds AAV Version 2 file as a type that can be read (important when Do OCR check is enabled)</text:p>
        </text:list-item>
      </text:list>
      <text:p text:style-name="Standard"/>
      <text:p text:style-name="Standard">version 3.4.5</text:p>
      <text:list xml:id="list7075345895777868712" text:style-name="L22">
        <text:list-item>
          <text:p text:style-name="P30">Fixes block integration which was failing when more than 4 lightcurves were being processed.<text:line-break/></text:p>
        </text:list-item>
        <text:list-item>
          <text:p text:style-name="P30">Made use diff and Do OCR checkboxes sticky.<text:line-break/></text:p>
        </text:list-item>
      </text:list>
      <text:p text:style-name="Standard">version 3.4.4</text:p>
      <text:list xml:id="list2698052973326568580" text:style-name="L23">
        <text:list-item>
          <text:p text:style-name="P3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280776919402316680" text:style-name="L24">
        <text:list-item>
          <text:p text:style-name="P3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023423761564604346" text:style-name="L25">
        <text:list-item>
          <text:p text:style-name="P3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573861916137752606" text:style-name="L26">
        <text:list-item>
          <text:p text:style-name="P3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4">Added a checkbox to disable the automatic display of D and R frames from the video for OCR quality control checks. <text:s/>When there are no concerns about OCR reliability (true for me nearly all the time), it can be annoying to have to close the frames all the time.<text:line-break/><text:soft-page-break/></text:p>
        </text:list-item>
        <text:list-item>
          <text:p text:style-name="P3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63357280690281653" text:style-name="L27">
        <text:list-item>
          <text:p text:style-name="P3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267980483445136170" text:style-name="L28">
        <text:list-item>
          <text:p text:style-name="P36">Automatically installs cv2 if not already present. <text:s/>This package is needed for the new frame view feature.<text:line-break/></text:p>
        </text:list-item>
      </text:list>
      <text:p text:style-name="Standard">version 3.3.8</text:p>
      <text:list xml:id="list6049434592377546272" text:style-name="L29">
        <text:list-item>
          <text:p text:style-name="P3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637380215489296154" text:style-name="L30">
        <text:list-item>
          <text:p text:style-name="P38">A new button (View frame) with an associated spinner for entry of a frame number has been added:</text:p>
          <text:p text:style-name="P3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text:soft-page-break/>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632199540696909811" text:style-name="L31">
        <text:list-item>
          <text:p text:style-name="P3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390974719650938433" text:style-name="L32">
        <text:list-item>
          <text:p text:style-name="P4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711519186734769983" text:style-name="L33">
        <text:list-item>
          <text:p text:style-name="P4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560147579448447108" text:style-name="L34">
        <text:list-item>
          <text:p text:style-name="P4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text:soft-page-break/>actual observation did not happen 'by chance'.<text:line-break/> </text:p>
        </text:list-item>
      </text:list>
      <text:p text:style-name="Standard">version 3.2.9</text:p>
      <text:list xml:id="list4474480344928680328" text:style-name="L35">
        <text:list-item>
          <text:p text:style-name="P43">Changed main plot so that the scroll wheel only zooms the x axis.</text:p>
        </text:list-item>
        <text:list-item>
          <text:p text:style-name="P43">Changed lightcurve plot so that it conforms properly to 'start-of-exposure'.<text:line-break/></text:p>
        </text:list-item>
      </text:list>
      <text:p text:style-name="Standard">version 3.2.8</text:p>
      <text:list xml:id="list1175083612628592077" text:style-name="L36">
        <text:list-item>
          <text:p text:style-name="P44">Changed font size in help files --- it was fine for Mac but too big for Win10<text:line-break/></text:p>
        </text:list-item>
      </text:list>
      <text:p text:style-name="Standard">version 3.2.7</text:p>
      <text:list xml:id="list5034929143523369759" text:style-name="L37">
        <text:list-item>
          <text:p text:style-name="P4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613247837458630289" text:style-name="L38">
        <text:list-item>
          <text:p text:style-name="P46">This is a 'cosmetic' release --- there should be NO detectable differences from version 3.2.5 in terms of functionality.</text:p>
        </text:list-item>
        <text:list-item>
          <text:p text:style-name="P46">All python files were brought into compliance with PEP 8 coding standards. <text:s/>Only I care about that.</text:p>
        </text:list-item>
        <text:list-item>
          <text:p text:style-name="P4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6">All this 'cosmetic' work is in preparation for working on PyOTE issues again.<text:line-break/> </text:p>
        </text:list-item>
      </text:list>
      <text:p text:style-name="Standard">version 3.2.5</text:p>
      <text:list xml:id="list3940747102143620638" text:style-name="L39">
        <text:list-item>
          <text:p text:style-name="P4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668772123206854184" text:style-name="L40">
        <text:list-item>
          <text:p text:style-name="P48">Modified the test for newer version to accommodate the different strings returned by pip 18.1 and pip 19.0+</text:p>
        </text:list-item>
        <text:list-item>
          <text:p text:style-name="P48">Added ability to invoke PyOTE from PyMovie with an externally supplied csv file that is automatically opened.<text:line-break/></text:p>
        </text:list-item>
      </text:list>
      <text:p text:style-name="Standard">version 3.2.3</text:p>
      <text:list xml:id="list2246855099956119534" text:style-name="L41">
        <text:list-item>
          <text:p text:style-name="P4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9"><text:soft-page-break/>Added support for the PyMovie csv format<text:line-break/></text:p>
        </text:list-item>
      </text:list>
      <text:p text:style-name="Standard">version 3.2.1</text:p>
      <text:list xml:id="list4628735192164657307" text:style-name="L42">
        <text:list-item>
          <text:p text:style-name="P5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246233193760028718" text:style-name="L43">
        <text:list-item>
          <text:p text:style-name="P51">Changed GUI to better align text on min max edit boxes to avoid confusion.<text:line-break/></text:p>
        </text:list-item>
      </text:list>
      <text:p text:style-name="Standard">version 3.1.9</text:p>
      <text:list xml:id="list5152572168681736276" text:style-name="L44">
        <text:list-item>
          <text:p text:style-name="P52">Fixed a bug in the test for a min/max solution search being constrained by a too large min value.<text:line-break/></text:p>
        </text:list-item>
      </text:list>
      <text:p text:style-name="Standard">version 3.1.8</text:p>
      <text:list xml:id="list6431752924055308902" text:style-name="L45">
        <text:list-item>
          <text:p text:style-name="P53">version 3.1.7 was released without an updated version history. <text:s/>Here is what was changed in 3.1.7:<text:line-break/></text:p>
        </text:list-item>
        <text:list-item>
          <text:p text:style-name="P5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809909906722369276" text:style-name="L46">
        <text:list-item>
          <text:p text:style-name="P54">Values entered in the Manual Timestamp Entry dialog box are now 'sticky', thus making corrections easy to do without requiring re-entry of all data. </text:p>
          <text:p text:style-name="P54"><text:line-break/>Also trapped is the case where a user has entered a custom frame time but failed to click the radio button indicating that it is to be used.<text:line-break/></text:p>
        </text:list-item>
      </text:list>
      <text:p text:style-name="Standard">version 3.1.5:</text:p>
      <text:list xml:id="list2827741150936740468" text:style-name="L47">
        <text:list-item>
          <text:p text:style-name="P5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text:soft-page-break/>larger magDrop. The change was to test every candidate against a straight line during the search. <text:s/>This does make the search time longer, but not too much longer.<text:line-break/></text:p>
        </text:list-item>
      </text:list>
      <text:p text:style-name="Standard">version 3.1.4:</text:p>
      <text:list xml:id="list4969728126926809639" text:style-name="L48">
        <text:list-item>
          <text:p text:style-name="P56">Fixed error in new dropped reading detection logic when light curve was processed in field mode.<text:line-break/></text:p>
        </text:list-item>
        <text:list-item>
          <text:p text:style-name="P56">Cleaned up some language in tooltips.<text:line-break/></text:p>
        </text:list-item>
      </text:list>
      <text:p text:style-name="Standard">version 3.1.3:</text:p>
      <text:list xml:id="list5039100490515702859" text:style-name="L49">
        <text:list-item>
          <text:p text:style-name="P5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7">Eliminated the 'entry num' column in the data matrix at the lower left of the GUI. The 'entry num' is unused and a possible source of confusion with the frame or field number for the unwary.<text:line-break/></text:p>
        </text:list-item>
        <text:list-item>
          <text:p text:style-name="P5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147792445961167607" text:style-name="L50">
        <text:list-item>
          <text:p text:style-name="P5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245234441587169874" text:style-name="L51">
        <text:list-item>
          <text:p text:style-name="P5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9">The labels on the Find Event button and the Calc Err Bar button were changed <text:soft-page-break/>to more clearly suggest that after finding an 'event', one should then press the 'report' button to the right in order to complete the process.<text:line-break/></text:p>
        </text:list-item>
      </text:list>
      <text:p text:style-name="Standard">version 3.1.0:</text:p>
      <text:list xml:id="list334765767921228181" text:style-name="L52">
        <text:list-item>
          <text:p text:style-name="P6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694564777651634622" text:style-name="L53">
        <text:list-item>
          <text:p text:style-name="P6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924065692711026634" text:style-name="L54">
        <text:list-item>
          <text:p text:style-name="P6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142440107553890350" text:style-name="L55">
        <text:list-item>
          <text:p text:style-name="P6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181559996213617719" text:style-name="L56">
        <text:list-item>
          <text:p text:style-name="P6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225143146398560983" text:style-name="L57">
        <text:list-item>
          <text:p text:style-name="P65">Disable the Accept integration button when user overrides an automatic block analysis with a manual block selection followed by a click on the Block integrate button.<text:line-break/></text:p>
        </text:list-item>
      </text:list>
      <text:p text:style-name="Standard">version 2.1.4:</text:p>
      <text:list xml:id="list2896948552217004949" text:style-name="L58">
        <text:list-item>
          <text:p text:style-name="P66">Corrected a bug that kept manual selection of block integration from being performed after a refusal to accept the automatic block analysis results.<text:line-break/></text:p>
        </text:list-item>
      </text:list>
      <text:p text:style-name="Standard">version 2.1.3:</text:p>
      <text:list xml:id="list1475487414388476273" text:style-name="L59">
        <text:list-item>
          <text:p text:style-name="P67"><text:soft-page-break/>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253998567200968859" text:style-name="L60">
        <text:list-item>
          <text:p text:style-name="P6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47761371853582077" text:style-name="L61">
        <text:list-item>
          <text:p text:style-name="P69">Added progress bar tracking of block integration analysis because it can take an extended amount of time to complete the analysis when the light curve has many points.<text:line-break/></text:p>
        </text:list-item>
      </text:list>
      <text:p text:style-name="Standard">version 2.1.0</text:p>
      <text:list xml:id="list6618918571804284258" text:style-name="L62">
        <text:list-item>
          <text:p text:style-name="P7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736996754863520872" text:style-name="L63">
        <text:list-item>
          <text:p text:style-name="P71">Made the selection of Tooltip display 'sticky'</text:p>
        </text:list-item>
        <text:list-item>
          <text:p text:style-name="P71">Duration calculation when D and R span midnight now handled correctly</text:p>
        </text:list-item>
      </text:list>
      <text:p text:style-name="Standard"/>
      <text:p text:style-name="Standard">version 2.0.8</text:p>
      <text:list xml:id="list7358013456895769583" text:style-name="L64">
        <text:list-item>
          <text:p text:style-name="P72">toolTips changed to invoke and display in a custom dialog box that can be moved and resized to better accommodate legacy displays</text:p>
        </text:list-item>
        <text:list-item>
          <text:p text:style-name="P72">Calc flash timing calculation fixed to properly deal with the non-integer frame numbers that can result from field processed csv files</text:p>
        </text:list-item>
        <text:list-item>
          <text:p text:style-name="P72">Flash timing has been verified to work with integrated light curves</text:p>
        </text:list-item>
        <text:list-item>
          <text:p text:style-name="P7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062431389535897829" text:style-name="L65">
        <text:list-item>
          <text:p text:style-name="P73">Adds a button to calculate the edge position of an LED timing flash.</text:p>
        </text:list-item>
        <text:list-item>
          <text:p text:style-name="P7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3"><text:soft-page-break/>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3">Adds a checkbox to force manual entry of timestamp info. <text:s/>This is useful when OCR on a VTI timed light curve has catastrophic errors. <text:s/>It is always employed when using LED flash timing.</text:p>
        </text:list-item>
      </text:list>
      <text:list xml:id="list3584346340735209344" text:style-name="L66">
        <text:list-item>
          <text:p text:style-name="P7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608633624483025106" text:style-name="L67">
        <text:list-item>
          <text:p text:style-name="P7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104883786697335924" text:style-name="L68">
        <text:list-item>
          <text:p text:style-name="P76">files generated by pyote now contain PYOTE in the filename.<text:line-break/></text:p>
        </text:list-item>
        <text:list-item>
          <text:p text:style-name="P7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21293787906004492" text:style-name="L69">
        <text:list-item>
          <text:p text:style-name="P7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128185023457627219" text:style-name="L70">
        <text:list-item>
          <text:p text:style-name="P7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41573264919222257" text:style-name="L71">
        <text:list-item>
          <text:p text:style-name="P7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081495145576586486" text:style-name="L72">
        <text:list-item>
          <text:p text:style-name="P80">improved handling of D and R region selection so that one cannot enter an invalid configuration --- automatic corrections/changes are applied.<text:line-break/></text:p>
        </text:list-item>
        <text:list-item>
          <text:p text:style-name="P80"><text:soft-page-break/>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48976989649916110" text:style-name="L73">
        <text:list-item>
          <text:p text:style-name="P8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6641847459087430183" text:style-name="L74">
        <text:list-item>
          <text:p text:style-name="P8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9212032560250375179" text:style-name="L75">
        <text:list-item>
          <text:p text:style-name="P8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199710199073578527" text:style-name="L76">
        <text:list-item>
          <text:p text:style-name="P8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039911046293098777" text:style-name="L77">
        <text:list-item>
          <text:p text:style-name="P8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14T16:40:27</dc:date>
    <meta:editing-cycles>113</meta:editing-cycles>
    <meta:editing-duration>PT22H24M20S</meta:editing-duration>
    <meta:document-statistic meta:table-count="0" meta:image-count="3" meta:object-count="0" meta:page-count="16" meta:paragraph-count="214" meta:word-count="6248" meta:character-count="36507"/>
    <meta:template xlink:type="simple" xlink:actuate="onRequest" xlink:title="" xlink:href="Normal"/>
  </office:meta>
</office:document-meta>
</file>